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3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08in solid 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ffffff" fo:background-color="#ffffff" style:text-align-source="fix" style:repeat-content="false" fo:border-left="none" fo:border-right="0.0008in solid #ffffff" fo:border-top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5" style:family="table-cell" style:parent-style-name="Default" style:data-style-name="N84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Jenis Dokumen</text:p>
          </table:table-cell>
          <table:table-cell office:value-type="string">
            <text:p>Nomor</text:p>
          </table:table-cell>
          <table:table-cell office:value-type="string">
            <text:p>Masa Berlaku</text:p>
          </table:table-cell>
          <table:table-cell office:value-type="string">
            <text:p>Status Dokumen</text:p>
          </table:table-cell>
          <table:table-cell office:value-type="string">
            <text:p>Keterangan</text:p>
          </table:table-cell>
        </table:table-row>
        <table:table-row table:style-name="ro1">
          <table:table-cell office:value-type="string">
            <text:p>akte1</text:p>
          </table:table-cell>
          <table:table-cell office:value-type="string">
            <text:p>Ciputat</text:p>
          </table:table-cell>
          <table:table-cell office:value-type="string">
            <text:p>Akte Sewa</text:p>
          </table:table-cell>
          <table:table-cell table:style-name="ce1" office:value-type="float" office:value="34">
            <text:p>34</text:p>
          </table:table-cell>
          <table:table-cell table:style-name="ce5" office:value-type="date" office:date-value="2020-04-22">
            <text:p>2020-04-2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</text:p>
          </table:table-cell>
          <table:table-cell office:value-type="string">
            <text:p>Daanmogot</text:p>
          </table:table-cell>
          <table:table-cell office:value-type="string">
            <text:p>Akte Sewa</text:p>
          </table:table-cell>
          <table:table-cell table:style-name="ce1"/>
          <table:table-cell table:style-name="ce5" office:value-type="string">
            <text:p>Feb-1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</text:p>
          </table:table-cell>
          <table:table-cell office:value-type="string">
            <text:p>Head Office</text:p>
          </table:table-cell>
          <table:table-cell office:value-type="string">
            <text:p>Akte Sewa</text:p>
          </table:table-cell>
          <table:table-cell table:style-name="ce1" office:value-type="float" office:value="4237">
            <text:p>4237</text:p>
          </table:table-cell>
          <table:table-cell table:style-name="ce5" office:value-type="date" office:date-value="2017-06-30">
            <text:p>2017-06-30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4</text:p>
          </table:table-cell>
          <table:table-cell office:value-type="string">
            <text:p>Kemayoran</text:p>
          </table:table-cell>
          <table:table-cell office:value-type="string">
            <text:p>Akte Sewa</text:p>
          </table:table-cell>
          <table:table-cell table:style-name="ce1" office:value-type="float" office:value="1956">
            <text:p>1956</text:p>
          </table:table-cell>
          <table:table-cell table:style-name="ce5" office:value-type="date" office:date-value="2021-02-18">
            <text:p>2021-02-1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</text:p>
          </table:table-cell>
          <table:table-cell office:value-type="string">
            <text:p>Rawamangun</text:p>
          </table:table-cell>
          <table:table-cell office:value-type="string">
            <text:p>Akte Sewa</text:p>
          </table:table-cell>
          <table:table-cell table:style-name="ce1" office:value-type="string">
            <text:p>433 &amp; 434</text:p>
          </table:table-cell>
          <table:table-cell table:style-name="ce5" office:value-type="date" office:date-value="2021-05-31">
            <text:p>2021-05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</text:p>
          </table:table-cell>
          <table:table-cell office:value-type="string">
            <text:p>Cikupa</text:p>
          </table:table-cell>
          <table:table-cell office:value-type="string">
            <text:p>Akte Sewa</text:p>
          </table:table-cell>
          <table:table-cell table:style-name="ce1" office:value-type="float" office:value="11">
            <text:p>11</text:p>
          </table:table-cell>
          <table:table-cell table:style-name="ce5" office:value-type="date" office:date-value="2021-07-14">
            <text:p>2021-07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</text:p>
          </table:table-cell>
          <table:table-cell office:value-type="string">
            <text:p>Ciledug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9-05-11">
            <text:p>2019-05-1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</text:p>
          </table:table-cell>
          <table:table-cell office:value-type="string">
            <text:p>Mauk</text:p>
          </table:table-cell>
          <table:table-cell office:value-type="string">
            <text:p>Akte Sewa</text:p>
          </table:table-cell>
          <table:table-cell table:style-name="ce1" office:value-type="float" office:value="18">
            <text:p>18</text:p>
          </table:table-cell>
          <table:table-cell table:style-name="ce5" office:value-type="date" office:date-value="2020-07-31">
            <text:p>2020-07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</text:p>
          </table:table-cell>
          <table:table-cell office:value-type="string">
            <text:p>Serang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5" office:value-type="date" office:date-value="2017-07-15">
            <text:p>2017-07-15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0</text:p>
          </table:table-cell>
          <table:table-cell office:value-type="string">
            <text:p>Tangera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</text:p>
          </table:table-cell>
          <table:table-cell office:value-type="string">
            <text:p>Labuan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2</text:p>
          </table:table-cell>
          <table:table-cell office:value-type="string">
            <text:p>Rangkasbitung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9-04-16">
            <text:p>2019-04-16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3</text:p>
          </table:table-cell>
          <table:table-cell office:value-type="string">
            <text:p>Balaraja</text:p>
          </table:table-cell>
          <table:table-cell office:value-type="string">
            <text:p>Akte Sewa</text:p>
          </table:table-cell>
          <table:table-cell table:style-name="ce1" office:value-type="float" office:value="13">
            <text:p>13</text:p>
          </table:table-cell>
          <table:table-cell table:style-name="ce5" office:value-type="date" office:date-value="2017-04-04">
            <text:p>2017-04-04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4</text:p>
          </table:table-cell>
          <table:table-cell office:value-type="string">
            <text:p>Bekasi</text:p>
          </table:table-cell>
          <table:table-cell office:value-type="string">
            <text:p>Akte Sewa</text:p>
          </table:table-cell>
          <table:table-cell table:style-name="ce1" office:value-type="float" office:value="358">
            <text:p>358</text:p>
          </table:table-cell>
          <table:table-cell table:style-name="ce5" office:value-type="date" office:date-value="2020-09-02">
            <text:p>2020-09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5</text:p>
          </table:table-cell>
          <table:table-cell office:value-type="string">
            <text:p>Cikarang</text:p>
          </table:table-cell>
          <table:table-cell office:value-type="string">
            <text:p>Akte Sewa</text:p>
          </table:table-cell>
          <table:table-cell table:style-name="ce1" office:value-type="float" office:value="254">
            <text:p>254</text:p>
          </table:table-cell>
          <table:table-cell table:style-name="ce5" office:value-type="date" office:date-value="2017-11-20">
            <text:p>2017-11-2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</text:p>
          </table:table-cell>
          <table:table-cell office:value-type="string">
            <text:p>Karawang </text:p>
          </table:table-cell>
          <table:table-cell office:value-type="string">
            <text:p>Akte Sewa</text:p>
          </table:table-cell>
          <table:table-cell table:style-name="ce1" office:value-type="float" office:value="3">
            <text:p>3</text:p>
          </table:table-cell>
          <table:table-cell table:style-name="ce5" office:value-type="date" office:date-value="2018-06-06">
            <text:p>2018-06-06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7</text:p>
          </table:table-cell>
          <table:table-cell office:value-type="string">
            <text:p>Depok</text:p>
          </table:table-cell>
          <table:table-cell office:value-type="string">
            <text:p>Akte Sewa</text:p>
          </table:table-cell>
          <table:table-cell table:style-name="ce1" office:value-type="float" office:value="595">
            <text:p>595</text:p>
          </table:table-cell>
          <table:table-cell table:style-name="ce5" office:value-type="date" office:date-value="2020-05-12">
            <text:p>2020-05-1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8</text:p>
          </table:table-cell>
          <table:table-cell office:value-type="string">
            <text:p>Bandung 2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7-12-01">
            <text:p>2017-1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9</text:p>
          </table:table-cell>
          <table:table-cell office:value-type="string">
            <text:p>Cirebon</text:p>
          </table:table-cell>
          <table:table-cell office:value-type="string">
            <text:p>Akte Sewa</text:p>
          </table:table-cell>
          <table:table-cell table:style-name="ce1" office:value-type="float" office:value="79">
            <text:p>79</text:p>
          </table:table-cell>
          <table:table-cell table:style-name="ce5" office:value-type="date" office:date-value="2020-04-03">
            <text:p>2020-04-03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0</text:p>
          </table:table-cell>
          <table:table-cell office:value-type="string">
            <text:p>Jatibarang</text:p>
          </table:table-cell>
          <table:table-cell office:value-type="string">
            <text:p>Akte Sewa</text:p>
          </table:table-cell>
          <table:table-cell table:style-name="ce1" office:value-type="float" office:value="26">
            <text:p>26</text:p>
          </table:table-cell>
          <table:table-cell table:style-name="ce5" office:value-type="date" office:date-value="2021-05-31">
            <text:p>2021-05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1</text:p>
          </table:table-cell>
          <table:table-cell office:value-type="string">
            <text:p>Sukabumi</text:p>
          </table:table-cell>
          <table:table-cell office:value-type="string">
            <text:p>Akte Sewa</text:p>
          </table:table-cell>
          <table:table-cell table:style-name="ce1" office:value-type="float" office:value="6">
            <text:p>6</text:p>
          </table:table-cell>
          <table:table-cell table:style-name="ce5" office:value-type="date" office:date-value="2017-12-31">
            <text:p>2017-12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2</text:p>
          </table:table-cell>
          <table:table-cell office:value-type="string">
            <text:p>Subang</text:p>
          </table:table-cell>
          <table:table-cell office:value-type="string">
            <text:p>Akte Sewa</text:p>
          </table:table-cell>
          <table:table-cell table:style-name="ce1" office:value-type="float" office:value="159">
            <text:p>159</text:p>
          </table:table-cell>
          <table:table-cell table:style-name="ce5" office:value-type="date" office:date-value="2017-03-31">
            <text:p>2017-03-3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23</text:p>
          </table:table-cell>
          <table:table-cell office:value-type="string">
            <text:p>Sumedang</text:p>
          </table:table-cell>
          <table:table-cell office:value-type="string">
            <text:p>Akte Sewa</text:p>
          </table:table-cell>
          <table:table-cell table:style-name="ce1" office:value-type="float" office:value="143">
            <text:p>143</text:p>
          </table:table-cell>
          <table:table-cell table:style-name="ce5" office:value-type="date" office:date-value="2021-12-01">
            <text:p>2021-1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4</text:p>
          </table:table-cell>
          <table:table-cell office:value-type="string">
            <text:p>Tasikmalaya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25</text:p>
          </table:table-cell>
          <table:table-cell office:value-type="string">
            <text:p>Garut</text:p>
          </table:table-cell>
          <table:table-cell office:value-type="string">
            <text:p>Akte Sewa</text:p>
          </table:table-cell>
          <table:table-cell table:style-name="ce1" office:value-type="float" office:value="173">
            <text:p>173</text:p>
          </table:table-cell>
          <table:table-cell table:style-name="ce5" office:value-type="date" office:date-value="2021-09-15">
            <text:p>2021-09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6</text:p>
          </table:table-cell>
          <table:table-cell office:value-type="string">
            <text:p>Kuningan</text:p>
          </table:table-cell>
          <table:table-cell office:value-type="string">
            <text:p>Akte Sewa</text:p>
          </table:table-cell>
          <table:table-cell table:style-name="ce1" office:value-type="float" office:value="55">
            <text:p>55</text:p>
          </table:table-cell>
          <table:table-cell table:style-name="ce5" office:value-type="date" office:date-value="2017-08-31">
            <text:p>2017-08-3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27</text:p>
          </table:table-cell>
          <table:table-cell office:value-type="string">
            <text:p>Cimahi</text:p>
          </table:table-cell>
          <table:table-cell office:value-type="string">
            <text:p>Akte Sewa</text:p>
          </table:table-cell>
          <table:table-cell table:style-name="ce1" office:value-type="float" office:value="12">
            <text:p>12</text:p>
          </table:table-cell>
          <table:table-cell table:style-name="ce5" office:value-type="date" office:date-value="2017-04-01">
            <text:p>2017-04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28</text:p>
          </table:table-cell>
          <table:table-cell office:value-type="string">
            <text:p>Cianjur</text:p>
          </table:table-cell>
          <table:table-cell office:value-type="string">
            <text:p>Akte Sewa</text:p>
          </table:table-cell>
          <table:table-cell table:style-name="ce1" office:value-type="float" office:value="35">
            <text:p>35</text:p>
          </table:table-cell>
          <table:table-cell table:style-name="ce5" office:value-type="date" office:date-value="2021-12-04">
            <text:p>2021-12-0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29</text:p>
          </table:table-cell>
          <table:table-cell office:value-type="string">
            <text:p>Purwakarta</text:p>
          </table:table-cell>
          <table:table-cell office:value-type="string">
            <text:p>Akte Sewa</text:p>
          </table:table-cell>
          <table:table-cell table:style-name="ce1" office:value-type="float" office:value="7">
            <text:p>7</text:p>
          </table:table-cell>
          <table:table-cell table:style-name="ce5" office:value-type="date" office:date-value="2019-07-31">
            <text:p>2019-07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0</text:p>
          </table:table-cell>
          <table:table-cell office:value-type="string">
            <text:p>Majalengka</text:p>
          </table:table-cell>
          <table:table-cell office:value-type="string">
            <text:p>Akte Sewa</text:p>
          </table:table-cell>
          <table:table-cell table:style-name="ce1" office:value-type="float" office:value="39">
            <text:p>39</text:p>
          </table:table-cell>
          <table:table-cell table:style-name="ce5" office:value-type="date" office:date-value="2021-01-31">
            <text:p>2021-01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1</text:p>
          </table:table-cell>
          <table:table-cell office:value-type="string">
            <text:p>Pelabuhan Ratu</text:p>
          </table:table-cell>
          <table:table-cell office:value-type="string">
            <text:p>Akte Sewa</text:p>
          </table:table-cell>
          <table:table-cell table:style-name="ce1" office:value-type="float" office:value="4.135">
            <text:p>4.135</text:p>
          </table:table-cell>
          <table:table-cell table:style-name="ce5" office:value-type="date" office:date-value="2016-10-01">
            <text:p>2016-10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32</text:p>
          </table:table-cell>
          <table:table-cell office:value-type="string">
            <text:p>Pamanukan</text:p>
          </table:table-cell>
          <table:table-cell office:value-type="string">
            <text:p>Akte Sewa</text:p>
          </table:table-cell>
          <table:table-cell table:style-name="ce1" office:value-type="float" office:value="165">
            <text:p>165</text:p>
          </table:table-cell>
          <table:table-cell table:style-name="ce5" office:value-type="date" office:date-value="2020-09-14">
            <text:p>2020-09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3</text:p>
          </table:table-cell>
          <table:table-cell office:value-type="string">
            <text:p>Patrol</text:p>
          </table:table-cell>
          <table:table-cell office:value-type="string">
            <text:p>Akte Sewa</text:p>
          </table:table-cell>
          <table:table-cell table:style-name="ce1" office:value-type="float" office:value="69">
            <text:p>69</text:p>
          </table:table-cell>
          <table:table-cell table:style-name="ce5" office:value-type="date" office:date-value="2019-09-16">
            <text:p>2019-09-16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4</text:p>
          </table:table-cell>
          <table:table-cell office:value-type="string">
            <text:p>Soreang</text:p>
          </table:table-cell>
          <table:table-cell office:value-type="string">
            <text:p>Akte Sewa</text:p>
          </table:table-cell>
          <table:table-cell table:style-name="ce1" office:value-type="float" office:value="79">
            <text:p>79</text:p>
          </table:table-cell>
          <table:table-cell table:style-name="ce5" office:value-type="date" office:date-value="2020-08-05">
            <text:p>2020-08-0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5</text:p>
          </table:table-cell>
          <table:table-cell office:value-type="string">
            <text:p>Bogor</text:p>
          </table:table-cell>
          <table:table-cell office:value-type="string">
            <text:p>Akte Sewa</text:p>
          </table:table-cell>
          <table:table-cell table:style-name="ce1" office:value-type="float" office:value="2">
            <text:p>2</text:p>
          </table:table-cell>
          <table:table-cell table:style-name="ce5" office:value-type="date" office:date-value="2020-04-13">
            <text:p>2020-04-13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6</text:p>
          </table:table-cell>
          <table:table-cell office:value-type="string">
            <text:p>Cileungsi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9-02-01">
            <text:p>2019-0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7</text:p>
          </table:table-cell>
          <table:table-cell office:value-type="string">
            <text:p>Leuwiliang</text:p>
          </table:table-cell>
          <table:table-cell office:value-type="string">
            <text:p>Akte Sewa</text:p>
          </table:table-cell>
          <table:table-cell table:style-name="ce1" office:value-type="float" office:value="653">
            <text:p>653</text:p>
          </table:table-cell>
          <table:table-cell table:style-name="ce5" office:value-type="date" office:date-value="2019-12-02">
            <text:p>2019-12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38</text:p>
          </table:table-cell>
          <table:table-cell office:value-type="string">
            <text:p>Jonggol</text:p>
          </table:table-cell>
          <table:table-cell office:value-type="string">
            <text:p>Akte Sewa</text:p>
          </table:table-cell>
          <table:table-cell table:style-name="ce1" office:value-type="float" office:value="20">
            <text:p>20</text:p>
          </table:table-cell>
          <table:table-cell table:style-name="ce5" office:value-type="date" office:date-value="2017-09-12">
            <text:p>2017-09-12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39</text:p>
          </table:table-cell>
          <table:table-cell office:value-type="string">
            <text:p>Cibinong</text:p>
          </table:table-cell>
          <table:table-cell office:value-type="string">
            <text:p>Akte Sewa</text:p>
          </table:table-cell>
          <table:table-cell table:style-name="ce1" office:value-type="float" office:value="20">
            <text:p>20</text:p>
          </table:table-cell>
          <table:table-cell table:style-name="ce5" office:value-type="date" office:date-value="2019-11-30">
            <text:p>2019-11-3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0</text:p>
          </table:table-cell>
          <table:table-cell office:value-type="string">
            <text:p>Brebes</text:p>
          </table:table-cell>
          <table:table-cell office:value-type="string">
            <text:p>Akte Sewa</text:p>
          </table:table-cell>
          <table:table-cell table:style-name="ce1" office:value-type="float" office:value="2016">
            <text:p>2016</text:p>
          </table:table-cell>
          <table:table-cell table:style-name="ce5" office:value-type="date" office:date-value="2017-10-01">
            <text:p>2017-10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41</text:p>
          </table:table-cell>
          <table:table-cell office:value-type="string">
            <text:p>Kudus</text:p>
          </table:table-cell>
          <table:table-cell office:value-type="string">
            <text:p>Akte Sewa</text:p>
          </table:table-cell>
          <table:table-cell table:style-name="ce1" office:value-type="float" office:value="42">
            <text:p>42</text:p>
          </table:table-cell>
          <table:table-cell table:style-name="ce5" office:value-type="date" office:date-value="2020-05-01">
            <text:p>2020-05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2</text:p>
          </table:table-cell>
          <table:table-cell office:value-type="string">
            <text:p>Pekalongan</text:p>
          </table:table-cell>
          <table:table-cell office:value-type="string">
            <text:p>Akte Sewa</text:p>
          </table:table-cell>
          <table:table-cell table:style-name="ce1" office:value-type="float" office:value="138">
            <text:p>138</text:p>
          </table:table-cell>
          <table:table-cell table:style-name="ce5" office:value-type="date" office:date-value="2020-08-22">
            <text:p>2020-08-2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3</text:p>
          </table:table-cell>
          <table:table-cell office:value-type="string">
            <text:p>Semarang</text:p>
          </table:table-cell>
          <table:table-cell office:value-type="string">
            <text:p>Akte Sewa</text:p>
          </table:table-cell>
          <table:table-cell table:style-name="ce1" office:value-type="float" office:value="4">
            <text:p>4</text:p>
          </table:table-cell>
          <table:table-cell table:style-name="ce5" office:value-type="date" office:date-value="2021-04-30">
            <text:p>2021-04-3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4</text:p>
          </table:table-cell>
          <table:table-cell office:value-type="string">
            <text:p>Tegal</text:p>
          </table:table-cell>
          <table:table-cell office:value-type="string">
            <text:p>Akte Sewa</text:p>
          </table:table-cell>
          <table:table-cell table:style-name="ce1" office:value-type="float" office:value="30">
            <text:p>30</text:p>
          </table:table-cell>
          <table:table-cell table:style-name="ce5" office:value-type="date" office:date-value="2017-09-30">
            <text:p>2017-09-30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45</text:p>
          </table:table-cell>
          <table:table-cell office:value-type="string">
            <text:p>Pemalang</text:p>
          </table:table-cell>
          <table:table-cell office:value-type="string">
            <text:p>Akte Sewa</text:p>
          </table:table-cell>
          <table:table-cell table:style-name="ce1" office:value-type="float" office:value="9">
            <text:p>9</text:p>
          </table:table-cell>
          <table:table-cell table:style-name="ce5" office:value-type="date" office:date-value="2018-08-01">
            <text:p>2018-08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6</text:p>
          </table:table-cell>
          <table:table-cell office:value-type="string">
            <text:p>Purwodadi</text:p>
          </table:table-cell>
          <table:table-cell office:value-type="string">
            <text:p>Akte Sewa</text:p>
          </table:table-cell>
          <table:table-cell table:style-name="ce1" office:value-type="float" office:value="186">
            <text:p>186</text:p>
          </table:table-cell>
          <table:table-cell table:style-name="ce5" office:value-type="date" office:date-value="2020-03-01">
            <text:p>2020-03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7</text:p>
          </table:table-cell>
          <table:table-cell office:value-type="string">
            <text:p>Salatiga</text:p>
          </table:table-cell>
          <table:table-cell office:value-type="string">
            <text:p>Akte Sewa</text:p>
          </table:table-cell>
          <table:table-cell table:style-name="ce1" office:value-type="string">
            <text:p>19/DAFT/IV/2017</text:p>
          </table:table-cell>
          <table:table-cell table:style-name="ce5" office:value-type="date" office:date-value="2020-04-02">
            <text:p>2020-04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8</text:p>
          </table:table-cell>
          <table:table-cell office:value-type="string">
            <text:p>Blora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5" office:value-type="date" office:date-value="2018-03-31">
            <text:p>2018-03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49</text:p>
          </table:table-cell>
          <table:table-cell office:value-type="string">
            <text:p>Bumi Ayu</text:p>
          </table:table-cell>
          <table:table-cell office:value-type="string">
            <text:p>Akte Sewa</text:p>
          </table:table-cell>
          <table:table-cell table:style-name="ce1" office:value-type="float" office:value="306">
            <text:p>306</text:p>
          </table:table-cell>
          <table:table-cell table:style-name="ce5" office:value-type="date" office:date-value="2021-03-01">
            <text:p>2021-03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0</text:p>
          </table:table-cell>
          <table:table-cell office:value-type="string">
            <text:p>Jepara</text:p>
          </table:table-cell>
          <table:table-cell office:value-type="string">
            <text:p>Akte Sewa</text:p>
          </table:table-cell>
          <table:table-cell table:style-name="ce1" office:value-type="float" office:value="15">
            <text:p>15</text:p>
          </table:table-cell>
          <table:table-cell table:style-name="ce5" office:value-type="date" office:date-value="2019-09-05">
            <text:p>2019-09-0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1</text:p>
          </table:table-cell>
          <table:table-cell office:value-type="string">
            <text:p>Pati</text:p>
          </table:table-cell>
          <table:table-cell office:value-type="string">
            <text:p>Akte Sewa</text:p>
          </table:table-cell>
          <table:table-cell table:style-name="ce1" office:value-type="float" office:value="9">
            <text:p>9</text:p>
          </table:table-cell>
          <table:table-cell table:style-name="ce5" office:value-type="date" office:date-value="2018-12-01">
            <text:p>2018-1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2</text:p>
          </table:table-cell>
          <table:table-cell office:value-type="string">
            <text:p>Ungaran</text:p>
          </table:table-cell>
          <table:table-cell office:value-type="string">
            <text:p>Akte Sewa</text:p>
          </table:table-cell>
          <table:table-cell table:style-name="ce1" office:value-type="float" office:value="77">
            <text:p>77</text:p>
          </table:table-cell>
          <table:table-cell table:style-name="ce5" office:value-type="date" office:date-value="2021-03-15">
            <text:p>2021-03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3</text:p>
          </table:table-cell>
          <table:table-cell office:value-type="string">
            <text:p>Weleri</text:p>
          </table:table-cell>
          <table:table-cell office:value-type="string">
            <text:p>Akte Sewa</text:p>
          </table:table-cell>
          <table:table-cell table:style-name="ce1" office:value-type="float" office:value="3">
            <text:p>3</text:p>
          </table:table-cell>
          <table:table-cell table:style-name="ce5" office:value-type="date" office:date-value="2021-02-28">
            <text:p>2021-02-2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4</text:p>
          </table:table-cell>
          <table:table-cell office:value-type="string">
            <text:p>Ambarawa</text:p>
          </table:table-cell>
          <table:table-cell office:value-type="string">
            <text:p>Akte Sewa</text:p>
          </table:table-cell>
          <table:table-cell table:style-name="ce1" office:value-type="float" office:value="54">
            <text:p>54</text:p>
          </table:table-cell>
          <table:table-cell table:style-name="ce5" office:value-type="date" office:date-value="2019-03-29">
            <text:p>2019-03-29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5</text:p>
          </table:table-cell>
          <table:table-cell office:value-type="string">
            <text:p>Limpung</text:p>
          </table:table-cell>
          <table:table-cell office:value-type="string">
            <text:p>Akte Sewa</text:p>
          </table:table-cell>
          <table:table-cell table:style-name="ce1" office:value-type="float" office:value="122">
            <text:p>122</text:p>
          </table:table-cell>
          <table:table-cell table:style-name="ce5" office:value-type="date" office:date-value="2016-11-02">
            <text:p>2016-11-02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56</text:p>
          </table:table-cell>
          <table:table-cell office:value-type="string">
            <text:p>Kajen</text:p>
          </table:table-cell>
          <table:table-cell office:value-type="string">
            <text:p>Akte Sewa</text:p>
          </table:table-cell>
          <table:table-cell table:style-name="ce1" office:value-type="float" office:value="15">
            <text:p>15</text:p>
          </table:table-cell>
          <table:table-cell table:style-name="ce5" office:value-type="date" office:date-value="2019-09-24">
            <text:p>2019-09-2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7</text:p>
          </table:table-cell>
          <table:table-cell office:value-type="string">
            <text:p>Boja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58</text:p>
          </table:table-cell>
          <table:table-cell office:value-type="string">
            <text:p>Cepu</text:p>
          </table:table-cell>
          <table:table-cell office:value-type="string">
            <text:p>Akte Sewa</text:p>
          </table:table-cell>
          <table:table-cell table:style-name="ce1" office:value-type="float" office:value="114">
            <text:p>114</text:p>
          </table:table-cell>
          <table:table-cell table:style-name="ce5" office:value-type="date" office:date-value="2021-01-31">
            <text:p>2021-01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59</text:p>
          </table:table-cell>
          <table:table-cell office:value-type="string">
            <text:p>Randudongkal</text:p>
          </table:table-cell>
          <table:table-cell office:value-type="string">
            <text:p>Akte Sewa</text:p>
          </table:table-cell>
          <table:table-cell table:style-name="ce1" office:value-type="float" office:value="45">
            <text:p>45</text:p>
          </table:table-cell>
          <table:table-cell table:style-name="ce5" office:value-type="date" office:date-value="2017-05-01">
            <text:p>2017-05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60</text:p>
          </table:table-cell>
          <table:table-cell office:value-type="string">
            <text:p>Purwokerto</text:p>
          </table:table-cell>
          <table:table-cell office:value-type="string">
            <text:p>Akte Sewa</text:p>
          </table:table-cell>
          <table:table-cell table:style-name="ce1" office:value-type="float" office:value="70">
            <text:p>70</text:p>
          </table:table-cell>
          <table:table-cell table:style-name="ce5" office:value-type="date" office:date-value="2021-04-01">
            <text:p>2021-04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1</text:p>
          </table:table-cell>
          <table:table-cell office:value-type="string">
            <text:p>Solo</text:p>
          </table:table-cell>
          <table:table-cell office:value-type="string">
            <text:p>Akte Sewa</text:p>
          </table:table-cell>
          <table:table-cell table:style-name="ce1"/>
          <table:table-cell table:style-name="Default"/>
          <table:table-cell table:style-name="ce8" office:value-type="string">
            <text:p>VALID</text:p>
          </table:table-cell>
          <table:table-cell table:style-name="ce6" office:value-type="string">
            <text:p>Gedung Milik Sendiri</text:p>
          </table:table-cell>
        </table:table-row>
        <table:table-row table:style-name="ro1">
          <table:table-cell office:value-type="string">
            <text:p>akte62</text:p>
          </table:table-cell>
          <table:table-cell office:value-type="string">
            <text:p>Yogyakarta</text:p>
          </table:table-cell>
          <table:table-cell office:value-type="string">
            <text:p>Akte Sewa</text:p>
          </table:table-cell>
          <table:table-cell table:style-name="ce1" office:value-type="float" office:value="20">
            <text:p>20</text:p>
          </table:table-cell>
          <table:table-cell table:style-name="ce5" office:value-type="date" office:date-value="2020-12-31">
            <text:p>2020-12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3</text:p>
          </table:table-cell>
          <table:table-cell office:value-type="string">
            <text:p>Cilacap</text:p>
          </table:table-cell>
          <table:table-cell office:value-type="string">
            <text:p>Akte Sewa</text:p>
          </table:table-cell>
          <table:table-cell table:style-name="ce1" office:value-type="float" office:value="28">
            <text:p>28</text:p>
          </table:table-cell>
          <table:table-cell table:style-name="ce5" office:value-type="date" office:date-value="2020-06-01">
            <text:p>2020-06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4</text:p>
          </table:table-cell>
          <table:table-cell office:value-type="string">
            <text:p>Klaten</text:p>
          </table:table-cell>
          <table:table-cell office:value-type="string">
            <text:p>Akte Sewa</text:p>
          </table:table-cell>
          <table:table-cell table:style-name="ce1" office:value-type="float" office:value="89">
            <text:p>89</text:p>
          </table:table-cell>
          <table:table-cell table:style-name="ce5" office:value-type="date" office:date-value="2017-09-11">
            <text:p>2017-09-1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65</text:p>
          </table:table-cell>
          <table:table-cell office:value-type="string">
            <text:p>Cawas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6" office:value-type="string">
            <text:p>2017-11-3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6</text:p>
          </table:table-cell>
          <table:table-cell office:value-type="string">
            <text:p>Magelang</text:p>
          </table:table-cell>
          <table:table-cell office:value-type="string">
            <text:p>Akte Sewa</text:p>
          </table:table-cell>
          <table:table-cell table:style-name="ce1" office:value-type="float" office:value="27">
            <text:p>27</text:p>
          </table:table-cell>
          <table:table-cell table:style-name="ce5" office:value-type="date" office:date-value="2020-06-01">
            <text:p>2020-06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7</text:p>
          </table:table-cell>
          <table:table-cell office:value-type="string">
            <text:p>Wonogiri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8-01-02">
            <text:p>2018-01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8</text:p>
          </table:table-cell>
          <table:table-cell office:value-type="string">
            <text:p>Banjarnegara</text:p>
          </table:table-cell>
          <table:table-cell office:value-type="string">
            <text:p>Akte Sewa</text:p>
          </table:table-cell>
          <table:table-cell table:style-name="ce1" office:value-type="float" office:value="45">
            <text:p>45</text:p>
          </table:table-cell>
          <table:table-cell table:style-name="ce5" office:value-type="date" office:date-value="2020-03-10">
            <text:p>2020-03-1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69</text:p>
          </table:table-cell>
          <table:table-cell office:value-type="string">
            <text:p>Gombo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70</text:p>
          </table:table-cell>
          <table:table-cell office:value-type="string">
            <text:p>Kebumen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71</text:p>
          </table:table-cell>
          <table:table-cell office:value-type="string">
            <text:p>Majenang</text:p>
          </table:table-cell>
          <table:table-cell office:value-type="string">
            <text:p>Akte Sewa</text:p>
          </table:table-cell>
          <table:table-cell table:style-name="ce1" office:value-type="float" office:value="179">
            <text:p>179</text:p>
          </table:table-cell>
          <table:table-cell table:style-name="ce5" office:value-type="date" office:date-value="2021-05-02">
            <text:p>2021-05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2</text:p>
          </table:table-cell>
          <table:table-cell office:value-type="string">
            <text:p>Purbalingga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73</text:p>
          </table:table-cell>
          <table:table-cell office:value-type="string">
            <text:p>Purworejo 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74</text:p>
          </table:table-cell>
          <table:table-cell office:value-type="string">
            <text:p>Sragen</text:p>
          </table:table-cell>
          <table:table-cell office:value-type="string">
            <text:p>Akte Sewa</text:p>
          </table:table-cell>
          <table:table-cell table:style-name="ce1" office:value-type="float" office:value="2">
            <text:p>2</text:p>
          </table:table-cell>
          <table:table-cell table:style-name="ce5" office:value-type="date" office:date-value="2018-08-31">
            <text:p>2018-08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5</text:p>
          </table:table-cell>
          <table:table-cell office:value-type="string">
            <text:p>Temanggung</text:p>
          </table:table-cell>
          <table:table-cell office:value-type="string">
            <text:p>Akte Sewa</text:p>
          </table:table-cell>
          <table:table-cell table:style-name="ce1" office:value-type="float" office:value="12">
            <text:p>12</text:p>
          </table:table-cell>
          <table:table-cell table:style-name="ce5" office:value-type="date" office:date-value="2017-07-31">
            <text:p>2017-07-3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76</text:p>
          </table:table-cell>
          <table:table-cell office:value-type="string">
            <text:p>Wonosari</text:p>
          </table:table-cell>
          <table:table-cell office:value-type="string">
            <text:p>Akte Sewa</text:p>
          </table:table-cell>
          <table:table-cell table:style-name="ce1" office:value-type="float" office:value="108">
            <text:p>108</text:p>
          </table:table-cell>
          <table:table-cell table:style-name="ce5" office:value-type="date" office:date-value="2021-02-10">
            <text:p>2021-02-1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7</text:p>
          </table:table-cell>
          <table:table-cell office:value-type="string">
            <text:p>Wonosobo</text:p>
          </table:table-cell>
          <table:table-cell office:value-type="string">
            <text:p>Akte Sewa</text:p>
          </table:table-cell>
          <table:table-cell table:style-name="ce1" office:value-type="float" office:value="22">
            <text:p>22</text:p>
          </table:table-cell>
          <table:table-cell table:style-name="ce5" office:value-type="date" office:date-value="2018-05-31">
            <text:p>2018-05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8</text:p>
          </table:table-cell>
          <table:table-cell office:value-type="string">
            <text:p>Bantul</text:p>
          </table:table-cell>
          <table:table-cell office:value-type="string">
            <text:p>Akte Sewa</text:p>
          </table:table-cell>
          <table:table-cell table:style-name="ce1" office:value-type="float" office:value="41">
            <text:p>41</text:p>
          </table:table-cell>
          <table:table-cell table:style-name="ce5" office:value-type="date" office:date-value="2017-12-25">
            <text:p>2017-12-2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79</text:p>
          </table:table-cell>
          <table:table-cell office:value-type="string">
            <text:p>Boyolali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80</text:p>
          </table:table-cell>
          <table:table-cell office:value-type="string">
            <text:p>Depok - Yogyakarta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81</text:p>
          </table:table-cell>
          <table:table-cell office:value-type="string">
            <text:p>Karanganyar</text:p>
          </table:table-cell>
          <table:table-cell office:value-type="string">
            <text:p>Akte Sewa</text:p>
          </table:table-cell>
          <table:table-cell table:style-name="ce2" office:value-type="string">
            <text:p>03/NOT/VIII/2013</text:p>
          </table:table-cell>
          <table:table-cell table:style-name="ce5" office:value-type="date" office:date-value="2016-09-20">
            <text:p>2016-09-20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82</text:p>
          </table:table-cell>
          <table:table-cell office:value-type="string">
            <text:p>Sidareja</text:p>
          </table:table-cell>
          <table:table-cell office:value-type="string">
            <text:p>Akte Sewa</text:p>
          </table:table-cell>
          <table:table-cell table:style-name="ce1" office:value-type="float" office:value="264">
            <text:p>264</text:p>
          </table:table-cell>
          <table:table-cell table:style-name="ce5" office:value-type="date" office:date-value="2021-02-28">
            <text:p>2021-02-2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3</text:p>
          </table:table-cell>
          <table:table-cell office:value-type="string">
            <text:p>Banyuwangi</text:p>
          </table:table-cell>
          <table:table-cell office:value-type="string">
            <text:p>Akte Sewa</text:p>
          </table:table-cell>
          <table:table-cell table:style-name="ce1" office:value-type="float" office:value="2">
            <text:p>2</text:p>
          </table:table-cell>
          <table:table-cell table:style-name="ce5" office:value-type="date" office:date-value="2020-05-14">
            <text:p>2020-05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4</text:p>
          </table:table-cell>
          <table:table-cell office:value-type="string">
            <text:p>Blitar</text:p>
          </table:table-cell>
          <table:table-cell office:value-type="string">
            <text:p>Akte Sewa</text:p>
          </table:table-cell>
          <table:table-cell table:style-name="ce1" office:value-type="float" office:value="83">
            <text:p>83</text:p>
          </table:table-cell>
          <table:table-cell table:style-name="ce5" office:value-type="date" office:date-value="2021-09-01">
            <text:p>2021-09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5</text:p>
          </table:table-cell>
          <table:table-cell office:value-type="string">
            <text:p>Bojonegoro</text:p>
          </table:table-cell>
          <table:table-cell office:value-type="string">
            <text:p>Akte Sewa</text:p>
          </table:table-cell>
          <table:table-cell table:style-name="ce1" office:value-type="float" office:value="55">
            <text:p>55</text:p>
          </table:table-cell>
          <table:table-cell table:style-name="ce5" office:value-type="date" office:date-value="2019-08-09">
            <text:p>2019-08-09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6</text:p>
          </table:table-cell>
          <table:table-cell office:value-type="string">
            <text:p>Gresik</text:p>
          </table:table-cell>
          <table:table-cell office:value-type="string">
            <text:p>Akte Sewa</text:p>
          </table:table-cell>
          <table:table-cell table:style-name="ce1" office:value-type="float" office:value="25">
            <text:p>25</text:p>
          </table:table-cell>
          <table:table-cell table:style-name="ce5" office:value-type="date" office:date-value="2020-08-01">
            <text:p>2020-08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7</text:p>
          </table:table-cell>
          <table:table-cell office:value-type="string">
            <text:p>Jombang</text:p>
          </table:table-cell>
          <table:table-cell office:value-type="string">
            <text:p>Akte Sewa</text:p>
          </table:table-cell>
          <table:table-cell table:style-name="ce1" office:value-type="float" office:value="11">
            <text:p>11</text:p>
          </table:table-cell>
          <table:table-cell table:style-name="ce5" office:value-type="date" office:date-value="2020-04-02">
            <text:p>2020-04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88</text:p>
          </table:table-cell>
          <table:table-cell office:value-type="string">
            <text:p>Kediri</text:p>
          </table:table-cell>
          <table:table-cell office:value-type="string">
            <text:p>Akte Sewa</text:p>
          </table:table-cell>
          <table:table-cell table:style-name="ce1" office:value-type="float" office:value="49">
            <text:p>49</text:p>
          </table:table-cell>
          <table:table-cell table:style-name="ce5" office:value-type="date" office:date-value="2017-05-01">
            <text:p>2017-05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89</text:p>
          </table:table-cell>
          <table:table-cell office:value-type="string">
            <text:p>Madiun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5" office:value-type="date" office:date-value="2018-11-14">
            <text:p>2018-11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0</text:p>
          </table:table-cell>
          <table:table-cell office:value-type="string">
            <text:p>Malang</text:p>
          </table:table-cell>
          <table:table-cell office:value-type="string">
            <text:p>Akte Sewa</text:p>
          </table:table-cell>
          <table:table-cell table:style-name="ce1" office:value-type="float" office:value="44">
            <text:p>44</text:p>
          </table:table-cell>
          <table:table-cell table:style-name="ce5" office:value-type="date" office:date-value="2022-02-15">
            <text:p>2022-02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1</text:p>
          </table:table-cell>
          <table:table-cell office:value-type="string">
            <text:p>Mojokerto</text:p>
          </table:table-cell>
          <table:table-cell office:value-type="string">
            <text:p>Akte Sewa</text:p>
          </table:table-cell>
          <table:table-cell table:style-name="ce1" office:value-type="float" office:value="25">
            <text:p>25</text:p>
          </table:table-cell>
          <table:table-cell table:style-name="ce5" office:value-type="date" office:date-value="2021-04-15">
            <text:p>2021-04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2</text:p>
          </table:table-cell>
          <table:table-cell office:value-type="string">
            <text:p>Sidoarjo</text:p>
          </table:table-cell>
          <table:table-cell office:value-type="string">
            <text:p>Akte Sewa</text:p>
          </table:table-cell>
          <table:table-cell table:style-name="ce1" office:value-type="float" office:value="36">
            <text:p>36</text:p>
          </table:table-cell>
          <table:table-cell table:style-name="ce5" office:value-type="date" office:date-value="2020-09-01">
            <text:p>2020-09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3</text:p>
          </table:table-cell>
          <table:table-cell office:value-type="string">
            <text:p>Surabaya Timur</text:p>
          </table:table-cell>
          <table:table-cell office:value-type="string">
            <text:p>Akte Sewa</text:p>
          </table:table-cell>
          <table:table-cell table:style-name="ce1" office:value-type="float" office:value="4">
            <text:p>4</text:p>
          </table:table-cell>
          <table:table-cell table:style-name="ce5" office:value-type="date" office:date-value="2021-05-05">
            <text:p>2021-05-0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4</text:p>
          </table:table-cell>
          <table:table-cell office:value-type="string">
            <text:p>Tulung Agung</text:p>
          </table:table-cell>
          <table:table-cell office:value-type="string">
            <text:p>Akte Sewa</text:p>
          </table:table-cell>
          <table:table-cell table:style-name="ce1" office:value-type="float" office:value="510">
            <text:p>510</text:p>
          </table:table-cell>
          <table:table-cell table:style-name="ce5" office:value-type="date" office:date-value="2020-11-01">
            <text:p>2020-1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5</text:p>
          </table:table-cell>
          <table:table-cell office:value-type="string">
            <text:p>Jember</text:p>
          </table:table-cell>
          <table:table-cell office:value-type="string">
            <text:p>Akte Sewa</text:p>
          </table:table-cell>
          <table:table-cell table:style-name="ce1" office:value-type="float" office:value="16">
            <text:p>16</text:p>
          </table:table-cell>
          <table:table-cell table:style-name="ce5" office:value-type="date" office:date-value="2019-04-23">
            <text:p>2019-04-23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6</text:p>
          </table:table-cell>
          <table:table-cell office:value-type="string">
            <text:p><text:s/></text:p>
          </table:table-cell>
          <table:table-cell office:value-type="string">
            <text:p>Akte Sewa</text:p>
          </table:table-cell>
          <table:table-cell table:style-name="ce1" office:value-type="float" office:value="37">
            <text:p>37</text:p>
          </table:table-cell>
          <table:table-cell table:style-name="ce5" office:value-type="date" office:date-value="2021-01-01">
            <text:p>2021-0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7</text:p>
          </table:table-cell>
          <table:table-cell office:value-type="string">
            <text:p>Pasuruan</text:p>
          </table:table-cell>
          <table:table-cell office:value-type="string">
            <text:p>Akte Sewa</text:p>
          </table:table-cell>
          <table:table-cell table:style-name="ce1" office:value-type="float" office:value="20">
            <text:p>20</text:p>
          </table:table-cell>
          <table:table-cell table:style-name="ce5" office:value-type="date" office:date-value="2019-11-01">
            <text:p>2019-1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8</text:p>
          </table:table-cell>
          <table:table-cell office:value-type="string">
            <text:p>Tuban</text:p>
          </table:table-cell>
          <table:table-cell office:value-type="string">
            <text:p>Akte Sewa</text:p>
          </table:table-cell>
          <table:table-cell table:style-name="ce1" office:value-type="float" office:value="157">
            <text:p>157</text:p>
          </table:table-cell>
          <table:table-cell table:style-name="ce5" office:value-type="date" office:date-value="2019-12-10">
            <text:p>2019-12-1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99</text:p>
          </table:table-cell>
          <table:table-cell office:value-type="string">
            <text:p>Denpasar</text:p>
          </table:table-cell>
          <table:table-cell office:value-type="string">
            <text:p>Akte Sewa</text:p>
          </table:table-cell>
          <table:table-cell table:style-name="ce1" office:value-type="float" office:value="8">
            <text:p>8</text:p>
          </table:table-cell>
          <table:table-cell table:style-name="ce5" office:value-type="date" office:date-value="2018-01-01">
            <text:p>2018-0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0</text:p>
          </table:table-cell>
          <table:table-cell office:value-type="string">
            <text:p>Mataram</text:p>
          </table:table-cell>
          <table:table-cell office:value-type="string">
            <text:p>Akte Sewa</text:p>
          </table:table-cell>
          <table:table-cell table:style-name="ce1" office:value-type="float" office:value="25">
            <text:p>25</text:p>
          </table:table-cell>
          <table:table-cell table:style-name="ce5" office:value-type="date" office:date-value="2016-10-01">
            <text:p>2016-10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01</text:p>
          </table:table-cell>
          <table:table-cell office:value-type="string">
            <text:p>Benowo-Surabaya</text:p>
          </table:table-cell>
          <table:table-cell office:value-type="string">
            <text:p>Akte Sewa</text:p>
          </table:table-cell>
          <table:table-cell table:style-name="ce1" office:value-type="float" office:value="1692">
            <text:p>1692</text:p>
          </table:table-cell>
          <table:table-cell table:style-name="ce5" office:value-type="date" office:date-value="2017-05-01">
            <text:p>2017-05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02</text:p>
          </table:table-cell>
          <table:table-cell office:value-type="string">
            <text:p>Genteng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5" office:value-type="date" office:date-value="2018-02-14">
            <text:p>2018-02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3</text:p>
          </table:table-cell>
          <table:table-cell office:value-type="string">
            <text:p>Kepanjen</text:p>
          </table:table-cell>
          <table:table-cell office:value-type="string">
            <text:p>Akte Sewa</text:p>
          </table:table-cell>
          <table:table-cell table:style-name="ce1" office:value-type="float" office:value="8">
            <text:p>8</text:p>
          </table:table-cell>
          <table:table-cell table:style-name="ce5" office:value-type="date" office:date-value="2021-01-20">
            <text:p>2021-01-2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4</text:p>
          </table:table-cell>
          <table:table-cell office:value-type="string">
            <text:p>Krian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20-01-07">
            <text:p>2020-01-07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5</text:p>
          </table:table-cell>
          <table:table-cell office:value-type="string">
            <text:p>Lamongan</text:p>
          </table:table-cell>
          <table:table-cell office:value-type="string">
            <text:p>Akte Sewa</text:p>
          </table:table-cell>
          <table:table-cell table:style-name="ce1" office:value-type="float" office:value="43">
            <text:p>43</text:p>
          </table:table-cell>
          <table:table-cell table:style-name="ce5" office:value-type="date" office:date-value="2019-06-02">
            <text:p>2019-06-0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6</text:p>
          </table:table-cell>
          <table:table-cell office:value-type="string">
            <text:p>Magetan</text:p>
          </table:table-cell>
          <table:table-cell office:value-type="string">
            <text:p>Akte Sewa</text:p>
          </table:table-cell>
          <table:table-cell table:style-name="ce1" office:value-type="float" office:value="34">
            <text:p>34</text:p>
          </table:table-cell>
          <table:table-cell table:style-name="ce5" office:value-type="date" office:date-value="2018-04-15">
            <text:p>2018-04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7</text:p>
          </table:table-cell>
          <table:table-cell office:value-type="string">
            <text:p>Mojosari</text:p>
          </table:table-cell>
          <table:table-cell office:value-type="string">
            <text:p>Akte Sewa</text:p>
          </table:table-cell>
          <table:table-cell table:style-name="ce1" office:value-type="float" office:value="60">
            <text:p>60</text:p>
          </table:table-cell>
          <table:table-cell table:style-name="ce5" office:value-type="date" office:date-value="2017-03-01">
            <text:p>2017-03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08</text:p>
          </table:table-cell>
          <table:table-cell office:value-type="string">
            <text:p>Ngawi</text:p>
          </table:table-cell>
          <table:table-cell office:value-type="string">
            <text:p>Akte Sewa</text:p>
          </table:table-cell>
          <table:table-cell table:style-name="ce1" office:value-type="float" office:value="8">
            <text:p>8</text:p>
          </table:table-cell>
          <table:table-cell table:style-name="ce5" office:value-type="date" office:date-value="2021-03-31">
            <text:p>2021-03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09</text:p>
          </table:table-cell>
          <table:table-cell office:value-type="string">
            <text:p>Ponorogo</text:p>
          </table:table-cell>
          <table:table-cell office:value-type="string">
            <text:p>Akte Sewa</text:p>
          </table:table-cell>
          <table:table-cell table:style-name="ce1" office:value-type="float" office:value="48">
            <text:p>48</text:p>
          </table:table-cell>
          <table:table-cell table:style-name="ce5" office:value-type="date" office:date-value="2016-07-01">
            <text:p>2016-07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0</text:p>
          </table:table-cell>
          <table:table-cell office:value-type="string">
            <text:p>Babat 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9-08-08">
            <text:p>2019-08-0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11</text:p>
          </table:table-cell>
          <table:table-cell office:value-type="string">
            <text:p>Singaraja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2</text:p>
          </table:table-cell>
          <table:table-cell office:value-type="string">
            <text:p>Gianyar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3</text:p>
          </table:table-cell>
          <table:table-cell office:value-type="string">
            <text:p>Selo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4</text:p>
          </table:table-cell>
          <table:table-cell office:value-type="string">
            <text:p>Tabanan</text:p>
          </table:table-cell>
          <table:table-cell office:value-type="string">
            <text:p>Akte Sewa</text:p>
          </table:table-cell>
          <table:table-cell table:style-name="ce1" office:value-type="float" office:value="53">
            <text:p>53</text:p>
          </table:table-cell>
          <table:table-cell table:style-name="ce5" office:value-type="date" office:date-value="2017-06-29">
            <text:p>2017-06-29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15</text:p>
          </table:table-cell>
          <table:table-cell office:value-type="string">
            <text:p>Batam</text:p>
          </table:table-cell>
          <table:table-cell office:value-type="string">
            <text:p>Akte Sewa</text:p>
          </table:table-cell>
          <table:table-cell table:style-name="ce2" office:value-type="string">
            <text:p>136 DAN 137</text:p>
          </table:table-cell>
          <table:table-cell table:style-name="ce5" office:value-type="date" office:date-value="2020-07-31">
            <text:p>2020-07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16</text:p>
          </table:table-cell>
          <table:table-cell office:value-type="string">
            <text:p>Binjai</text:p>
          </table:table-cell>
          <table:table-cell office:value-type="string">
            <text:p>Akte Sewa</text:p>
          </table:table-cell>
          <table:table-cell table:style-name="ce1" office:value-type="float" office:value="2">
            <text:p>2</text:p>
          </table:table-cell>
          <table:table-cell table:style-name="ce5" office:value-type="date" office:date-value="2020-07-01">
            <text:p>2020-07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17</text:p>
          </table:table-cell>
          <table:table-cell office:value-type="string">
            <text:p>Lubuk Pakam</text:p>
          </table:table-cell>
          <table:table-cell office:value-type="string">
            <text:p>Akte Sewa</text:p>
          </table:table-cell>
          <table:table-cell table:style-name="ce1" office:value-type="float" office:value="44">
            <text:p>44</text:p>
          </table:table-cell>
          <table:table-cell table:style-name="ce5" office:value-type="date" office:date-value="2020-05-12">
            <text:p>2020-05-12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18</text:p>
          </table:table-cell>
          <table:table-cell office:value-type="string">
            <text:p>Medan</text:p>
          </table:table-cell>
          <table:table-cell office:value-type="string">
            <text:p>Akte Sewa</text:p>
          </table:table-cell>
          <table:table-cell table:style-name="ce1" office:value-type="float" office:value="1">
            <text:p>1</text:p>
          </table:table-cell>
          <table:table-cell table:style-name="ce5" office:value-type="date" office:date-value="2018-12-01">
            <text:p>2018-1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19</text:p>
          </table:table-cell>
          <table:table-cell office:value-type="string">
            <text:p>Padang</text:p>
          </table:table-cell>
          <table:table-cell office:value-type="string">
            <text:p>Akte Sewa</text:p>
          </table:table-cell>
          <table:table-cell table:style-name="ce1" office:value-type="float" office:value="23">
            <text:p>23</text:p>
          </table:table-cell>
          <table:table-cell table:style-name="ce5" office:value-type="date" office:date-value="2020-12-19">
            <text:p>2020-12-19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0</text:p>
          </table:table-cell>
          <table:table-cell office:value-type="string">
            <text:p>Pekanbaru</text:p>
          </table:table-cell>
          <table:table-cell office:value-type="string">
            <text:p>Akte Sewa</text:p>
          </table:table-cell>
          <table:table-cell table:style-name="ce1"/>
          <table:table-cell table:style-name="ce5" office:value-type="date" office:date-value="2018-02-15">
            <text:p>2018-02-1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1</text:p>
          </table:table-cell>
          <table:table-cell office:value-type="string">
            <text:p>Tanjung Pinang</text:p>
          </table:table-cell>
          <table:table-cell office:value-type="string">
            <text:p>Akte Sewa</text:p>
          </table:table-cell>
          <table:table-cell table:style-name="ce1" office:value-type="float" office:value="488">
            <text:p>488</text:p>
          </table:table-cell>
          <table:table-cell table:style-name="ce5" office:value-type="date" office:date-value="2018-03-01">
            <text:p>2018-03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2</text:p>
          </table:table-cell>
          <table:table-cell office:value-type="string">
            <text:p>Perawang</text:p>
          </table:table-cell>
          <table:table-cell office:value-type="string">
            <text:p>Akte Sewa</text:p>
          </table:table-cell>
          <table:table-cell table:style-name="ce1" office:value-type="float" office:value="148">
            <text:p>148</text:p>
          </table:table-cell>
          <table:table-cell table:style-name="ce5" office:value-type="date" office:date-value="2017-05-09">
            <text:p>2017-05-09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23</text:p>
          </table:table-cell>
          <table:table-cell office:value-type="string">
            <text:p>Dumai</text:p>
          </table:table-cell>
          <table:table-cell office:value-type="string">
            <text:p>Akte Sewa</text:p>
          </table:table-cell>
          <table:table-cell table:style-name="ce1" office:value-type="float" office:value="41">
            <text:p>41</text:p>
          </table:table-cell>
          <table:table-cell table:style-name="ce5" office:value-type="date" office:date-value="2017-05-31">
            <text:p>2017-05-3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24</text:p>
          </table:table-cell>
          <table:table-cell office:value-type="string">
            <text:p>Duri</text:p>
          </table:table-cell>
          <table:table-cell office:value-type="string">
            <text:p>Akte Sewa</text:p>
          </table:table-cell>
          <table:table-cell table:style-name="ce1" office:value-type="float" office:value="201">
            <text:p>201</text:p>
          </table:table-cell>
          <table:table-cell table:style-name="ce5" office:value-type="date" office:date-value="2017-02-21">
            <text:p>2017-02-2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25</text:p>
          </table:table-cell>
          <table:table-cell office:value-type="string">
            <text:p>Kerinci</text:p>
          </table:table-cell>
          <table:table-cell office:value-type="string">
            <text:p>Akte Sewa</text:p>
          </table:table-cell>
          <table:table-cell table:style-name="ce1" office:value-type="float" office:value="13">
            <text:p>13</text:p>
          </table:table-cell>
          <table:table-cell table:style-name="ce5" office:value-type="date" office:date-value="2021-04-30">
            <text:p>2021-04-3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6</text:p>
          </table:table-cell>
          <table:table-cell office:value-type="string">
            <text:p>Padang Sidempuan</text:p>
          </table:table-cell>
          <table:table-cell office:value-type="string">
            <text:p>Akte Sewa</text:p>
          </table:table-cell>
          <table:table-cell table:style-name="ce1" office:value-type="float" office:value="2">
            <text:p>2</text:p>
          </table:table-cell>
          <table:table-cell table:style-name="ce5" office:value-type="date" office:date-value="2019-03-14">
            <text:p>2019-03-1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7</text:p>
          </table:table-cell>
          <table:table-cell office:value-type="string">
            <text:p>Rantau Prapat</text:p>
          </table:table-cell>
          <table:table-cell office:value-type="string">
            <text:p>Akte Sewa</text:p>
          </table:table-cell>
          <table:table-cell table:style-name="ce1" office:value-type="float" office:value="95">
            <text:p>95</text:p>
          </table:table-cell>
          <table:table-cell table:style-name="ce5" office:value-type="date" office:date-value="2019-02-04">
            <text:p>2019-02-04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28</text:p>
          </table:table-cell>
          <table:table-cell office:value-type="string">
            <text:p>Tebing Tinggi</text:p>
          </table:table-cell>
          <table:table-cell office:value-type="string">
            <text:p>Akte Sewa</text:p>
          </table:table-cell>
          <table:table-cell table:style-name="ce1" office:value-type="float" office:value="18">
            <text:p>18</text:p>
          </table:table-cell>
          <table:table-cell table:style-name="ce5" office:value-type="date" office:date-value="2016-10-06">
            <text:p>2016-10-06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29</text:p>
          </table:table-cell>
          <table:table-cell office:value-type="string">
            <text:p>Siak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0</text:p>
          </table:table-cell>
          <table:table-cell office:value-type="string">
            <text:p>Air Molek</text:p>
          </table:table-cell>
          <table:table-cell office:value-type="string">
            <text:p>Akte Sewa</text:p>
          </table:table-cell>
          <table:table-cell table:style-name="ce1" office:value-type="float" office:value="14">
            <text:p>14</text:p>
          </table:table-cell>
          <table:table-cell table:style-name="ce5" office:value-type="date" office:date-value="2016-06-30">
            <text:p>2016-06-30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1</text:p>
          </table:table-cell>
          <table:table-cell office:value-type="string">
            <text:p>Bangkinang</text:p>
          </table:table-cell>
          <table:table-cell office:value-type="string">
            <text:p>Akte Sewa</text:p>
          </table:table-cell>
          <table:table-cell table:style-name="ce1" office:value-type="float" office:value="5">
            <text:p>5</text:p>
          </table:table-cell>
          <table:table-cell table:style-name="ce5" office:value-type="date" office:date-value="2017-10-31">
            <text:p>2017-10-3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32</text:p>
          </table:table-cell>
          <table:table-cell office:value-type="string">
            <text:p>Lipat Kain</text:p>
          </table:table-cell>
          <table:table-cell office:value-type="string">
            <text:p>Akte Sewa</text:p>
          </table:table-cell>
          <table:table-cell table:style-name="ce1" office:value-type="float" office:value="45">
            <text:p>45</text:p>
          </table:table-cell>
          <table:table-cell table:style-name="ce5" office:value-type="date" office:date-value="2018-02-07">
            <text:p>2018-02-07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33</text:p>
          </table:table-cell>
          <table:table-cell office:value-type="string">
            <text:p>Pangkalan Brandan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4</text:p>
          </table:table-cell>
          <table:table-cell office:value-type="string">
            <text:p>Payakumbuh</text:p>
          </table:table-cell>
          <table:table-cell office:value-type="string">
            <text:p>Akte Sewa</text:p>
          </table:table-cell>
          <table:table-cell table:style-name="ce1" office:value-type="float" office:value="28">
            <text:p>28</text:p>
          </table:table-cell>
          <table:table-cell table:style-name="ce5" office:value-type="date" office:date-value="2017-06-02">
            <text:p>2017-06-02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5</text:p>
          </table:table-cell>
          <table:table-cell office:value-type="string">
            <text:p>Kandis</text:p>
          </table:table-cell>
          <table:table-cell office:value-type="string">
            <text:p>Akte Sewa</text:p>
          </table:table-cell>
          <table:table-cell table:style-name="ce2" office:value-type="string">
            <text:p>2143/LEG/NSB/X/2015</text:p>
          </table:table-cell>
          <table:table-cell table:style-name="ce5" office:value-type="date" office:date-value="2020-12-25">
            <text:p>2020-12-2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36</text:p>
          </table:table-cell>
          <table:table-cell office:value-type="string">
            <text:p>Stabat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7</text:p>
          </table:table-cell>
          <table:table-cell office:value-type="string">
            <text:p>Tembu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8</text:p>
          </table:table-cell>
          <table:table-cell office:value-type="string">
            <text:p>Ujung Tanjung</text:p>
          </table:table-cell>
          <table:table-cell office:value-type="string">
            <text:p>Akte Sewa</text:p>
          </table:table-cell>
          <table:table-cell table:style-name="ce1" office:value-type="float" office:value="51">
            <text:p>51</text:p>
          </table:table-cell>
          <table:table-cell table:style-name="ce5" office:value-type="date" office:date-value="2017-03-15">
            <text:p>2017-03-15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39</text:p>
          </table:table-cell>
          <table:table-cell office:value-type="string">
            <text:p>Bengkulu</text:p>
          </table:table-cell>
          <table:table-cell office:value-type="string">
            <text:p>Akte Sewa</text:p>
          </table:table-cell>
          <table:table-cell table:style-name="ce1" office:value-type="float" office:value="185">
            <text:p>185</text:p>
          </table:table-cell>
          <table:table-cell table:style-name="ce5" office:value-type="date" office:date-value="2019-08-01">
            <text:p>2019-08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0</text:p>
          </table:table-cell>
          <table:table-cell office:value-type="string">
            <text:p>Betung</text:p>
          </table:table-cell>
          <table:table-cell office:value-type="string">
            <text:p>Akte Sewa</text:p>
          </table:table-cell>
          <table:table-cell table:style-name="ce1" office:value-type="float" office:value="22">
            <text:p>22</text:p>
          </table:table-cell>
          <table:table-cell table:style-name="ce5" office:value-type="date" office:date-value="2017-05-31">
            <text:p>2017-05-3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41</text:p>
          </table:table-cell>
          <table:table-cell office:value-type="string">
            <text:p>Lubuk Linggau</text:p>
          </table:table-cell>
          <table:table-cell office:value-type="string">
            <text:p>Akte Sewa</text:p>
          </table:table-cell>
          <table:table-cell table:style-name="ce1" office:value-type="float" office:value="277">
            <text:p>277</text:p>
          </table:table-cell>
          <table:table-cell table:style-name="ce5" office:value-type="date" office:date-value="2021-06-06">
            <text:p>2021-06-06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2</text:p>
          </table:table-cell>
          <table:table-cell office:value-type="string">
            <text:p>Lampung</text:p>
          </table:table-cell>
          <table:table-cell office:value-type="string">
            <text:p>Akte Sewa</text:p>
          </table:table-cell>
          <table:table-cell table:style-name="ce1" office:value-type="float" office:value="378">
            <text:p>378</text:p>
          </table:table-cell>
          <table:table-cell table:style-name="ce5" office:value-type="date" office:date-value="2021-02-01">
            <text:p>2021-02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3</text:p>
          </table:table-cell>
          <table:table-cell office:value-type="string">
            <text:p>Prabumulih</text:p>
          </table:table-cell>
          <table:table-cell office:value-type="string">
            <text:p>Akte Sewa</text:p>
          </table:table-cell>
          <table:table-cell table:style-name="ce1" office:value-type="float" office:value="233">
            <text:p>233</text:p>
          </table:table-cell>
          <table:table-cell table:style-name="ce5" office:value-type="date" office:date-value="2021-03-01">
            <text:p>2021-03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4</text:p>
          </table:table-cell>
          <table:table-cell office:value-type="string">
            <text:p>Baturaja</text:p>
          </table:table-cell>
          <table:table-cell office:value-type="string">
            <text:p>Akte Sewa</text:p>
          </table:table-cell>
          <table:table-cell table:style-name="ce1" office:value-type="float" office:value="12">
            <text:p>12</text:p>
          </table:table-cell>
          <table:table-cell table:style-name="ce5" office:value-type="date" office:date-value="2019-09-01">
            <text:p>2019-09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5</text:p>
          </table:table-cell>
          <table:table-cell office:value-type="string">
            <text:p>Kayu Agung</text:p>
          </table:table-cell>
          <table:table-cell office:value-type="string">
            <text:p>Akte Sewa</text:p>
          </table:table-cell>
          <table:table-cell table:style-name="ce1" office:value-type="float" office:value="455">
            <text:p>455</text:p>
          </table:table-cell>
          <table:table-cell table:style-name="ce5" office:value-type="date" office:date-value="2019-02-11">
            <text:p>2019-02-1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6</text:p>
          </table:table-cell>
          <table:table-cell office:value-type="string">
            <text:p>Jambi</text:p>
          </table:table-cell>
          <table:table-cell office:value-type="string">
            <text:p>Akte Sewa</text:p>
          </table:table-cell>
          <table:table-cell table:style-name="ce1" office:value-type="float" office:value="59">
            <text:p>59</text:p>
          </table:table-cell>
          <table:table-cell table:style-name="ce5" office:value-type="date" office:date-value="2019-07-18">
            <text:p>2019-07-18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47</text:p>
          </table:table-cell>
          <table:table-cell office:value-type="string">
            <text:p>Palemba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48</text:p>
          </table:table-cell>
          <table:table-cell office:value-type="string">
            <text:p>Arga Makmur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49</text:p>
          </table:table-cell>
          <table:table-cell office:value-type="string">
            <text:p>Belita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0</text:p>
          </table:table-cell>
          <table:table-cell office:value-type="string">
            <text:p>Curup</text:p>
          </table:table-cell>
          <table:table-cell office:value-type="string">
            <text:p>Akte Sewa</text:p>
          </table:table-cell>
          <table:table-cell table:style-name="ce1" office:value-type="float" office:value="85">
            <text:p>85</text:p>
          </table:table-cell>
          <table:table-cell table:style-name="ce5" office:value-type="date" office:date-value="2018-09-16">
            <text:p>2018-09-16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51</text:p>
          </table:table-cell>
          <table:table-cell office:value-type="string">
            <text:p>Kuala Tungkal</text:p>
          </table:table-cell>
          <table:table-cell office:value-type="string">
            <text:p>Akte Sewa</text:p>
          </table:table-cell>
          <table:table-cell table:style-name="ce1" office:value-type="float" office:value="961">
            <text:p>961</text:p>
          </table:table-cell>
          <table:table-cell table:style-name="ce5" office:value-type="date" office:date-value="2017-02-02">
            <text:p>2017-02-02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2</text:p>
          </table:table-cell>
          <table:table-cell office:value-type="string">
            <text:p>Lahat</text:p>
          </table:table-cell>
          <table:table-cell office:value-type="string">
            <text:p>Akte Sewa</text:p>
          </table:table-cell>
          <table:table-cell table:style-name="ce1" office:value-type="float" office:value="354">
            <text:p>354</text:p>
          </table:table-cell>
          <table:table-cell table:style-name="ce5" office:value-type="date" office:date-value="2019-01-09">
            <text:p>2019-01-09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53</text:p>
          </table:table-cell>
          <table:table-cell office:value-type="string">
            <text:p>Metro</text:p>
          </table:table-cell>
          <table:table-cell office:value-type="string">
            <text:p>Akte Sewa</text:p>
          </table:table-cell>
          <table:table-cell table:style-name="ce1" office:value-type="float" office:value="58">
            <text:p>58</text:p>
          </table:table-cell>
          <table:table-cell table:style-name="ce5" office:value-type="date" office:date-value="2019-01-09">
            <text:p>2019-01-09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54</text:p>
          </table:table-cell>
          <table:table-cell office:value-type="string">
            <text:p>Muara Enim</text:p>
          </table:table-cell>
          <table:table-cell office:value-type="string">
            <text:p>Akte Sewa</text:p>
          </table:table-cell>
          <table:table-cell table:style-name="ce1" office:value-type="float" office:value="4">
            <text:p>4</text:p>
          </table:table-cell>
          <table:table-cell table:style-name="ce5" office:value-type="date" office:date-value="2018-11-01">
            <text:p>2018-1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55</text:p>
          </table:table-cell>
          <table:table-cell office:value-type="string">
            <text:p>Tembesi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6</text:p>
          </table:table-cell>
          <table:table-cell office:value-type="string">
            <text:p>Tugu Mulyo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7</text:p>
          </table:table-cell>
          <table:table-cell office:value-type="string">
            <text:p>Sei Lilin</text:p>
          </table:table-cell>
          <table:table-cell office:value-type="string">
            <text:p>Akte Sewa</text:p>
          </table:table-cell>
          <table:table-cell table:style-name="ce1" office:value-type="float" office:value="44">
            <text:p>44</text:p>
          </table:table-cell>
          <table:table-cell table:style-name="ce5" office:value-type="date" office:date-value="2017-10-22">
            <text:p>2017-10-22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8</text:p>
          </table:table-cell>
          <table:table-cell office:value-type="string">
            <text:p>Banjarmasin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59</text:p>
          </table:table-cell>
          <table:table-cell office:value-type="string">
            <text:p>Samarinda</text:p>
          </table:table-cell>
          <table:table-cell office:value-type="string">
            <text:p>Akte Sewa</text:p>
          </table:table-cell>
          <table:table-cell table:style-name="ce1"/>
          <table:table-cell table:style-name="ce5" office:value-type="date" office:date-value="2019-10-01">
            <text:p>2019-10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0</text:p>
          </table:table-cell>
          <table:table-cell office:value-type="string">
            <text:p>Tenggarong</text:p>
          </table:table-cell>
          <table:table-cell office:value-type="string">
            <text:p>Akte Sewa</text:p>
          </table:table-cell>
          <table:table-cell table:style-name="ce3"/>
          <table:table-cell table:style-name="ce7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61</text:p>
          </table:table-cell>
          <table:table-cell office:value-type="string">
            <text:p>Tanjung Kalsel</text:p>
          </table:table-cell>
          <table:table-cell office:value-type="string">
            <text:p>Akte Sewa</text:p>
          </table:table-cell>
          <table:table-cell table:style-name="ce1"/>
          <table:table-cell table:style-name="ce5" office:value-type="date" office:date-value="2019-06-01">
            <text:p>2019-06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2</text:p>
          </table:table-cell>
          <table:table-cell office:value-type="string">
            <text:p>Palopo</text:p>
          </table:table-cell>
          <table:table-cell office:value-type="string">
            <text:p>Akte Sewa</text:p>
          </table:table-cell>
          <table:table-cell table:style-name="ce1" office:value-type="float" office:value="162">
            <text:p>162</text:p>
          </table:table-cell>
          <table:table-cell table:style-name="ce5" office:value-type="date" office:date-value="2018-09-01">
            <text:p>2018-09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3</text:p>
          </table:table-cell>
          <table:table-cell office:value-type="string">
            <text:p>Gorontalo</text:p>
          </table:table-cell>
          <table:table-cell office:value-type="string">
            <text:p>Akte Sewa</text:p>
          </table:table-cell>
          <table:table-cell table:style-name="ce1" office:value-type="float" office:value="4">
            <text:p>4</text:p>
          </table:table-cell>
          <table:table-cell table:style-name="ce5" office:value-type="date" office:date-value="2019-08-25">
            <text:p>2019-08-25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4</text:p>
          </table:table-cell>
          <table:table-cell office:value-type="string">
            <text:p>Makassar</text:p>
          </table:table-cell>
          <table:table-cell office:value-type="string">
            <text:p>Akte Sewa</text:p>
          </table:table-cell>
          <table:table-cell table:style-name="ce1" office:value-type="float" office:value="71">
            <text:p>71</text:p>
          </table:table-cell>
          <table:table-cell table:style-name="ce5" office:value-type="date" office:date-value="2020-09-01">
            <text:p>2020-09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5</text:p>
          </table:table-cell>
          <table:table-cell office:value-type="string">
            <text:p>Palu</text:p>
          </table:table-cell>
          <table:table-cell office:value-type="string">
            <text:p>Akte Sewa</text:p>
          </table:table-cell>
          <table:table-cell table:style-name="ce2" office:value-type="string">
            <text:p>51/LGL-NOT/FA/VIII/2016</text:p>
          </table:table-cell>
          <table:table-cell table:style-name="ce5" office:value-type="date" office:date-value="2021-11-01">
            <text:p>2021-11-01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6</text:p>
          </table:table-cell>
          <table:table-cell office:value-type="string">
            <text:p>Pare-pare</text:p>
          </table:table-cell>
          <table:table-cell office:value-type="string">
            <text:p>Akte Sewa</text:p>
          </table:table-cell>
          <table:table-cell table:style-name="ce1" office:value-type="float" office:value="76">
            <text:p>76</text:p>
          </table:table-cell>
          <table:table-cell table:style-name="ce5" office:value-type="date" office:date-value="2018-08-30">
            <text:p>2018-08-30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7</text:p>
          </table:table-cell>
          <table:table-cell office:value-type="string">
            <text:p>Barabai</text:p>
          </table:table-cell>
          <table:table-cell office:value-type="string">
            <text:p>Akte Sewa</text:p>
          </table:table-cell>
          <table:table-cell table:style-name="ce1" office:value-type="float" office:value="7">
            <text:p>7</text:p>
          </table:table-cell>
          <table:table-cell table:style-name="ce5" office:value-type="date" office:date-value="2017-09-01">
            <text:p>2017-09-01</text:p>
          </table:table-cell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68</text:p>
          </table:table-cell>
          <table:table-cell office:value-type="string">
            <text:p>Pangkep</text:p>
          </table:table-cell>
          <table:table-cell office:value-type="string">
            <text:p>Akte Sewa</text:p>
          </table:table-cell>
          <table:table-cell table:style-name="ce1"/>
          <table:table-cell table:style-name="ce6" office:value-type="string">
            <text:p><text:s/></text:p>
          </table:table-cell>
          <table:table-cell table:style-name="ce8" office:value-type="string">
            <text:p>VALID</text:p>
          </table:table-cell>
          <table:table-cell/>
        </table:table-row>
        <table:table-row table:style-name="ro1">
          <table:table-cell office:value-type="string">
            <text:p>akte169</text:p>
          </table:table-cell>
          <table:table-cell office:value-type="string">
            <text:p>Pinrang</text:p>
          </table:table-cell>
          <table:table-cell office:value-type="string">
            <text:p>Akte Sewa</text:p>
          </table:table-cell>
          <table:table-cell table:style-name="ce1"/>
          <table:table-cell table:style-name="ce5"/>
          <table:table-cell table:style-name="ce8" office:value-type="string">
            <text:p>EXPIRED</text:p>
          </table:table-cell>
          <table:table-cell/>
        </table:table-row>
        <table:table-row table:style-name="ro1">
          <table:table-cell office:value-type="string">
            <text:p>akte170</text:p>
          </table:table-cell>
          <table:table-cell office:value-type="string">
            <text:p>Sengkang</text:p>
          </table:table-cell>
          <table:table-cell office:value-type="string">
            <text:p>Akte Sewa</text:p>
          </table:table-cell>
          <table:table-cell table:number-columns-repeated="4"/>
        </table:table-row>
        <table:table-row table:style-name="ro1" table:number-rows-repeated="104840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20:09</meta:creation-date>
    <dc:date>2017-10-25T07:23:09</dc:date>
    <dc:creator>akhmad daniel sembiring</dc:creator>
    <meta:editing-duration>PT3M</meta:editing-duration>
    <meta:editing-cycles>5</meta:editing-cycles>
    <meta:generator>OpenOffice/4.1.2$Unix OpenOffice.org_project/412m3$Build-9782</meta:generator>
    <meta:document-statistic meta:table-count="3" meta:cell-count="968" meta:object-count="0"/>
  </office:meta>
</office:document-meta>
</file>